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1b814588-e5f6-11df-8c74-c13a4084ac80"/>
  <manifest:file-entry manifest:media-type="image/jpeg" manifest:full-path="Pictures/7540127a-e5f6-11df-8c74-c13a4084ac80"/>
  <manifest:file-entry manifest:media-type="image/jpeg" manifest:full-path="Pictures/0"/>
  <manifest:file-entry manifest:media-type="image/jpeg" manifest:full-path="Pictures/1"/>
  <manifest:file-entry manifest:media-type="image/jpeg" manifest:full-path="Pictures/16f789e0-e5f7-11df-8c74-c13a4084ac80"/>
  <manifest:file-entry manifest:media-type="image/jpeg" manifest:full-path="Pictures/dfb56916-e5f6-11df-8c74-c13a4084ac8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000000" style:font-name="Times New Roman" fo:font-size="12pt" fo:language="pl" fo:country="PL" fo:font-weight="normal"/>
    </style:style>
    <style:style style:name="P2" style:family="paragraph" style:parent-style-name="Normal">
      <style:paragraph-properties fo:text-align="left"/>
    </style:style>
    <style:style style:name="P3" style:family="paragraph" style:parent-style-name="Normal">
      <style:paragraph-properties fo:text-align="end" fo:text-indent="0.2500in" fo:margin-left="-0.2500in" fo:margin-right="-0.2500in"/>
    </style:style>
    <style:style style:name="P4" style:family="paragraph" style:parent-style-name="Normal">
      <style:paragraph-properties fo:text-align="left" fo:margin-left="0.0000in"/>
    </style:style>
    <style:style style:name="P1" style:family="paragraph" style:parent-style-name="Normal">
      <style:paragraph-properties fo:text-align="center"/>
    </style:style>
    <style:style style:name="Sect1" style:family="section"/>
    <style:style style:name="graphic1" style:family="graphic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270000cm" fo:margin-bottom="1.270000cm" fo:margin-left="1.0000in" fo:margin-right="1.0000in"/>
    </style:page-layout>
    <style:page-layout style:name="Standard">
      <style:page-layout-properties fo:margin-top="1.270000cm" fo:margin-bottom="1.270000cm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DOKUMENTACJA PROJEKTU - PODSTAWY PROGRAMOWANIA (PRI)</text:span></text:p>
        <text:p text:style-name="P1"/>
        <text:p text:style-name="P2"><text:span text:style-name="T1">1. Autor: </text:span><text:tab/><text:tab/>Maciej Suchecki</text:p>
        <text:p text:style-name="P2"/>
        <text:p text:style-name="P2"><text:span text:style-name="T1">2. Treść projektu</text:span>: <text:tab/>Napisać program do obliczania średniej arytmetycznej sekwencji liczb</text:p>
        <text:p text:style-name="P2"><text:tab/><text:tab/><text:tab/>wprowadzanych przez użytkownika (projekt 1.14).</text:p>
        <text:p text:style-name="P2"/>
        <text:p text:style-name="P2"><text:span text:style-name="T1">3. Sposób rozwiązania i algorytm:</text:span></text:p>
        <text:p text:style-name="P3"><draw:frame text:anchor-type="as-char" draw:z-index="0" draw:style-name="graphic1" svg:width="2.6354in" svg:height="3.9479in"><draw:image xlink:href="Pictures/dfb56916-e5f6-11df-8c74-c13a4084ac80" xlink:type="simple" xlink:show="embed" xlink:actuate="onLoad"/></draw:frame><draw:frame text:anchor-type="as-char" draw:z-index="0" draw:style-name="graphic1" svg:width="3.8542in" svg:height="4.3667in"><draw:image xlink:href="Pictures/16f789e0-e5f7-11df-8c74-c13a4084ac80" xlink:type="simple" xlink:show="embed" xlink:actuate="onLoad"/></draw:frame></text:p>
        <text:p text:style-name="P2"><text:tab/><text:tab/>Funkcja main()<text:tab/><text:tab/><text:tab/><text:tab/>Funkcja oblicz_sume() </text:p>
        <text:p text:style-name="P2"/>
        <text:p text:style-name="P2"><text:span text:style-name="T1">4. Użyte zmienne i stałe:</text:span></text:p>
        <text:p text:style-name="P2"><text:tab/><text:span text:style-name="T2">- suma</text:span>: zmienna przechowująca sumę wszystkich wpisanych przez użytkownika liczb</text:p>
        <text:p text:style-name="P2"><text:tab/>-<text:span text:style-name="T2"> liczba:</text:span> zmienna przechowująca aktualnie wpisaną liczbę</text:p>
        <text:p text:style-name="P2"><text:tab/><text:span text:style-name="T2">- n:</text:span> zmienna przechowująca ilość wczytanych liczb</text:p>
        <text:p text:style-name="P2"><text:tab/><text:span text:style-name="T2">- stara:</text:span> przechowuje poprzednią liczbę (jest konieczna do implementacji usuwania)</text:p>
        <text:p text:style-name="P2"><text:tab/><text:span text:style-name="T2">- znak:</text:span> zmienna służąca do obsługi usuwania i odrzucania liczb zawierających znaki</text:p>
        <text:p text:style-name="P2"><text:tab/><text:span text:style-name="T2">- u: </text:span>zmienna służąca do sprawdzania, czy w poprzednim kroku nie usuwano liczby</text:p>
        <text:p text:style-name="P2"/>
        <text:p text:style-name="P2"><text:span text:style-name="T1">5. Funkcje:</text:span></text:p>
        <text:p text:style-name="P4"><text:tab/><text:span text:style-name="T2">- oblicz_sume</text:span> - funkcja obliczająca i zapisująca sumę liczb oraz ich ilość</text:p>
        <text:p text:style-name="P4"/>
        <text:p text:style-name="P4"><text:span text:style-name="T1">6. Testy:</text:span></text:p>
        <text:p text:style-name="P2"><text:tab/>- dla tych samych, powtarzających się liczb program daje tę liczbę, np. dla</text:p>
        <text:p text:style-name="P2"><text:tab/>liczb: 2,2,2,2 daje wynik 2; dla liczb: 1,1,1,1,1 daje wynik 1; dla: 10,10,10 daje 10 itp.</text:p>
        <text:p text:style-name="P2"><text:tab/>- dla losowych liczb program zwraca ich sumę arytmetyczną, np. dla: </text:p>
        <text:p text:style-name="P2"><text:tab/>1,2,3,4,5,6,7,8,9 program zwraca wynik 5, dla liczb 356, 587, 745, 457, 235, 467</text:p>
        <text:p text:style-name="P2"><text:tab/>program zwraca 474,5;  dla liczb 23, 46, 88, 86, 34 zwraca wynik 55,4 itp.</text:p>
        <text:p text:style-name="P2"><text:tab/>- dla liczb: 0, 0, 0, 0, 0, 0... program zwraca wynik 0</text:p>
        <text:p text:style-name="P2"><text:span text:style-name="T3"><text:tab/>- dla liczb: -1, 1, -1, 1, -1... program zwraca wynik 0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Graphics" style:family="graphic"/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